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cm" fo:min-width="0cm" fo:padding-top="0.128cm" fo:padding-bottom="0.128cm" fo:padding-left="0.256cm" fo:padding-right="0.256cm" fo:wrap-option="wrap"/>
    </style:style>
    <style:style style:name="gr2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6.006cm"/>
    </style:style>
    <style:style style:name="gr5" style:family="graphic" style:parent-style-name="objectwithoutfill">
      <style:graphic-properties svg:stroke-color="#6666ff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8" style:family="graphic" style:parent-style-name="standard">
      <style:graphic-properties draw:stroke="solid" svg:stroke-width="0.051cm" svg:stroke-color="#000000" draw:fill="solid" draw:fill-color="#cccccc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9" style:family="graphic" style:parent-style-name="standard">
      <style:graphic-properties draw:stroke="solid" svg:stroke-width="0.051cm" svg:stroke-color="#000000" draw:fill="solid" draw:fill-color="#9999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0" style:family="graphic" style:parent-style-name="standard">
      <style:graphic-properties draw:stroke="solid" svg:stroke-width="0.051cm" svg:stroke-color="#000000" draw:fill="solid" draw:fill-color="#99cc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0.677cm" fo:min-width="0.704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horizontal-align="center" draw:textarea-vertical-align="middle" draw:auto-grow-height="true" draw:fit-to-size="false" fo:min-height="0cm" fo:min-width="0cm" fo:padding-top="0.123cm" fo:padding-bottom="0.123cm" fo:padding-left="0.251cm" fo:padding-right="0.251cm" fo:wrap-option="no-wrap"/>
    </style:style>
    <style:style style:name="pr1" style:family="presentation" style:parent-style-name="ריק-title">
      <style:graphic-properties draw:stroke="none" svg:stroke-width="0cm" draw:fill="none" draw:textarea-horizontal-align="center" draw:textarea-vertical-align="middle" draw:auto-grow-height="true" draw:fit-to-size="false" fo:min-height="7.449cm" fo:padding-top="0.123cm" fo:padding-bottom="0.123cm" fo:padding-left="0.251cm" fo:padding-right="0.251cm" fo:wrap-option="no-wrap"/>
    </style:style>
    <style:style style:name="pr2" style:family="presentation" style:parent-style-name="ריק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כותרת_20_ותוכן_5f_-title">
      <style:graphic-properties fo:min-height="1.776cm"/>
    </style:style>
    <style:style style:name="pr4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5" style:family="presentation" style:parent-style-name="כותרת_20_ותוכן_5f_-notes">
      <style:graphic-properties draw:fill-color="#ffffff" fo:min-height="13.364cm"/>
    </style:style>
    <style:style style:name="pr6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fo:min-height="12.381cm" fo:padding-top="0cm" fo:padding-bottom="0cm" fo:padding-left="0cm" fo:padding-right="0cm" fo:wrap-option="wrap"/>
    </style:style>
    <style:style style:name="pr8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fo:min-height="18.926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cm" fo:padding-bottom="0cm" fo:padding-left="0cm" fo:padding-right="0cm" fo:wrap-option="wrap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fo:min-height="15.859cm" fo:padding-top="0cm" fo:padding-bottom="0cm" fo:padding-left="0cm" fo:padding-right="0cm" fo:wrap-option="wrap"/>
    </style:style>
    <style:style style:name="pr12" style:family="presentation" style:parent-style-name="Default-title">
      <style:graphic-properties draw:stroke="none" svg:stroke-width="0cm" draw:fill="none" draw:textarea-vertical-align="middle" draw:auto-grow-height="true" draw:fit-to-size="false" fo:min-height="4.573cm" fo:padding-top="0cm" fo:padding-bottom="0cm" fo:padding-left="0cm" fo:padding-right="0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true" draw:fit-to-size="false" fo:min-height="15.006cm" fo:padding-top="0cm" fo:padding-bottom="0cm" fo:padding-left="0cm" fo:padding-right="0cm" fo:wrap-option="wrap"/>
    </style:style>
    <style:style style:name="pr14" style:family="presentation" style:parent-style-name="Default-outline1">
      <style:graphic-properties draw:stroke="none" svg:stroke-width="0cm" draw:fill="none" draw:textarea-vertical-align="top" draw:auto-grow-height="true" draw:fit-to-size="false" fo:min-height="15.579cm" fo:padding-top="0cm" fo:padding-bottom="0cm" fo:padding-left="0cm" fo:padding-right="0cm" fo:wrap-option="wrap"/>
    </style:style>
    <style:style style:name="pr15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16" style:family="presentation" style:parent-style-name="Default-outline1">
      <style:graphic-properties draw:stroke="none" svg:stroke-width="0cm" draw:fill="none" draw:textarea-vertical-align="top" draw:auto-grow-height="true" draw:fit-to-size="false" fo:min-height="16.916cm" fo:padding-top="0cm" fo:padding-bottom="0cm" fo:padding-left="0cm" fo:padding-right="0cm" fo:wrap-option="wrap"/>
    </style:style>
    <style:style style:name="pr17" style:family="presentation" style:parent-style-name="Default-title">
      <style:graphic-properties draw:stroke="none" svg:stroke-width="0cm" draw:fill="none" draw:textarea-vertical-align="middle" draw:auto-grow-height="true" draw:fit-to-size="false" fo:min-height="4.149cm" fo:padding-top="0cm" fo:padding-bottom="0cm" fo:padding-left="0cm" fo:padding-right="0cm" fo:wrap-option="wrap"/>
    </style:style>
    <style:style style:name="pr18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19" style:family="presentation" style:parent-style-name="Default-outline1">
      <style:graphic-properties draw:stroke="none" svg:stroke-width="0cm" draw:fill="none" draw:textarea-vertical-align="top" draw:auto-grow-height="true" draw:fit-to-size="false" fo:min-height="13.18cm" fo:padding-top="0.123cm" fo:padding-bottom="0.123cm" fo:padding-left="0.251cm" fo:padding-right="0.251cm" fo:wrap-option="no-wrap"/>
    </style:style>
    <style:style style:name="pr20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wrap"/>
    </style:style>
    <style:style style:name="pr21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22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23cm" fo:padding-bottom="0.123cm" fo:padding-left="0.251cm" fo:padding-right="0.251cm" fo:wrap-option="no-wrap"/>
    </style:style>
    <style:style style:name="pr23" style:family="presentation" style:parent-style-name="Default-outline1">
      <style:graphic-properties draw:stroke="none" svg:stroke-width="0cm" draw:fill="none" draw:textarea-vertical-align="top" draw:auto-grow-height="true" draw:fit-to-size="false" fo:min-height="15.457cm" fo:padding-top="0.123cm" fo:padding-bottom="0.123cm" fo:padding-left="0.251cm" fo:padding-right="0.251cm" fo:wrap-option="no-wrap"/>
    </style:style>
    <style:style style:name="co1" style:family="table-column">
      <style:table-column-properties style:column-width="3.66cm" style:use-optimal-column-width="false"/>
    </style:style>
    <style:style style:name="co2" style:family="table-column">
      <style:table-column-properties style:column-width="10.382cm" style:use-optimal-column-width="false"/>
    </style:style>
    <style:style style:name="co3" style:family="table-column">
      <style:table-column-properties style:column-width="1.524cm" style:use-optimal-column-width="false"/>
    </style:style>
    <style:style style:name="co4" style:family="table-column">
      <style:table-column-properties style:column-width="3.158cm" style:use-optimal-column-width="false"/>
    </style:style>
    <style:style style:name="co5" style:family="table-column">
      <style:table-column-properties style:column-width="3.16cm" style:use-optimal-column-width="false"/>
    </style:style>
    <style:style style:name="ro1" style:family="table-row">
      <style:table-row-properties style:row-height="2.317cm"/>
    </style:style>
    <style:style style:name="ro2" style:family="table-row">
      <style:table-row-properties style:row-height="6.574cm"/>
    </style:style>
    <style:style style:name="ro3" style:family="table-row">
      <style:table-row-properties style:row-height="5.18cm"/>
    </style:style>
    <style:style style:name="ro4" style:family="table-row">
      <style:table-row-properties style:row-height="1.048cm"/>
    </style:style>
    <style:style style:name="ro5" style:family="table-row">
      <style:table-row-properties style:row-height="1.049cm"/>
    </style:style>
    <style:style style:name="ce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3" style:family="table-cell">
      <style:text-properties fo:font-size="20pt" style:font-size-asian="20pt" style:font-size-complex="20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start" style:writing-mode="lr-tb"/>
    </style:style>
    <style:style style:name="P9" style:family="paragraph">
      <style:paragraph-properties fo:text-align="start" style:writing-mode="lr-tb"/>
      <style:text-properties fo:font-size="44pt"/>
    </style:style>
    <style:style style:name="P10" style:family="paragraph">
      <loext:graphic-properties draw:fill="none" draw:fill-color="#ffffff"/>
      <style:text-properties fo:font-size="28pt" style:font-size-asian="28pt" style:font-size-complex="28pt"/>
    </style:style>
    <style:style style:name="P1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  <style:text-properties fo:font-size="36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9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2.645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2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9999ff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margin-left="0.793cm" fo:margin-right="0cm" fo:margin-top="0.245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1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33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5" style:family="paragraph">
      <style:paragraph-properties fo:margin-left="1.322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36" style:family="paragraph">
      <style:paragraph-properties fo:margin-left="2.116cm" fo:margin-right="0cm" fo:margin-top="0.212cm" fo:margin-bottom="0cm" fo:text-align="start" fo:text-indent="-0.793cm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8" style:family="paragraph">
      <style:paragraph-properties fo:margin-left="1.322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.793cm" fo:margin-right="0cm" fo:margin-top="0.245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name-complex="Tahoma" style:font-size-complex="44pt" style:font-style-complex="normal" style:font-weight-complex="bold"/>
    </style:style>
    <style:style style:name="T3" style:family="text">
      <style:text-properties fo:font-size="26pt"/>
    </style:style>
    <style:style style:name="T4" style:family="text">
      <style:text-properties fo:font-size="44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use-window-font-color="tru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style:use-window-font-color="true" fo:font-size="28pt" fo:font-style="normal" style:font-size-asian="28pt" style:font-style-asian="normal" style:font-size-complex="28pt" style:font-style-complex="normal"/>
    </style:style>
    <style:style style:name="T8" style:family="text">
      <style:text-properties fo:color="#0000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color="#000000" fo:font-size="28pt" fo:font-style="normal" style:font-size-asian="28pt" style:font-style-asian="normal" style:font-size-complex="28pt" style:font-style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36pt"/>
    </style:style>
    <style:style style:name="T15" style:family="text">
      <style:text-properties style:use-window-font-color="true" fo:font-size="36pt" fo:font-style="normal" style:font-style-asian="normal" style:font-style-complex="normal"/>
    </style:style>
    <style:style style:name="T16" style:family="text">
      <style:text-properties style:use-window-font-color="true" fo:font-size="36pt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9" style:family="text">
      <style:text-properties fo:font-variant="normal" fo:text-transform="none" fo:color="#ffff00" style:text-line-through-style="none" style:text-line-through-type="none" style:text-position="0% 100%" style:font-name="Arial1" fo:font-size="25pt" fo:letter-spacing="normal" fo:font-style="normal" style:text-underline-style="none" fo:font-weight="bold" style:font-name-asian="MS Gothic2" style:font-size-asian="25pt" style:font-style-asian="normal" style:font-weight-asian="bold" style:font-name-complex="Tahoma" style:font-size-complex="25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MS Gothic2" style:font-size-asian="27pt" style:font-style-asian="normal" style:font-weight-asian="normal" style:font-name-complex="Tahoma" style:font-size-complex="27pt" style:font-style-complex="normal" style:font-weight-complex="normal"/>
    </style:style>
    <style:style style:name="T21" style:family="text">
      <style:text-properties fo:font-variant="normal" fo:text-transform="none" fo:color="#008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MS Gothic2" style:font-size-asian="8pt" style:font-style-asian="normal" style:font-weight-asian="normal" style:font-name-complex="Tahoma" style:font-size-complex="8pt" style:font-style-complex="normal" style:font-weight-complex="normal"/>
    </style:style>
    <style:style style:name="T24" style:family="text">
      <style:text-properties fo:font-variant="normal" fo:text-transform="none" fo:color="#ffff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5" style:family="text">
      <style:text-properties fo:font-variant="normal" fo:text-transform="none" fo:color="#ffff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MS Gothic2" style:font-size-asian="8pt" style:font-style-asian="normal" style:font-weight-asian="bold" style:font-name-complex="Tahoma" style:font-size-complex="8pt" style:font-style-complex="normal" style:font-weight-complex="bold"/>
    </style:style>
    <style:style style:name="T26" style:family="text">
      <style:text-properties fo:font-variant="normal" fo:text-transform="none" fo:color="#ff0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7" style:family="text">
      <style:text-properties fo:font-variant="normal" fo:text-transform="none" fo:color="#00206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8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italic" style:text-underline-style="none" fo:font-weight="bold" style:font-size-asian="28pt" style:font-style-asian="italic" style:font-weight-asian="bold" style:font-name-complex="Tahoma" style:font-size-complex="28pt" style:font-style-complex="italic" style:font-weight-complex="bold"/>
    </style:style>
    <style:style style:name="T29" style:family="text">
      <style:text-properties fo:font-variant="normal" fo:text-transform="none" fo:color="#00206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3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5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38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39" style:family="text">
      <style:text-properties fo:font-variant="normal" fo:text-transform="none" fo:color="#00009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MS Gothic2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MS Gothic2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italic" style:text-underline-style="none" fo:font-weight="bold" style:font-name-asian="MS Gothic2" style:font-size-asian="24pt" style:font-style-asian="italic" style:font-weight-asian="bold" style:font-name-complex="Courier New1" style:font-size-complex="24pt" style:font-style-complex="italic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45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46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47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number text:level="3" style:num-suffix="." style:num-format="1">
        <style:list-level-properties text:space-before="2.646cm" text:min-label-width="1.428cm"/>
        <style:text-properties fo:color="#474747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number text:level="2" style:num-suffix="." style:num-format="1">
        <style:list-level-properties text:space-before="1.323cm" text:min-label-width="1.428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rator overloading&#10;&#10;Conversions&#10;&#10;friend&#10;&#10;inline" draw:style-name="dp1" draw:master-page-name="ריק" presentation:presentation-page-layout-name="AL1T0" xml:id="id1" draw:id="id1">
        <office:forms form:automatic-focus="false" form:apply-design-mode="false"/>
        <draw:custom-shape draw:name="מציין מיקום של כותרת תחתונה 1" draw:style-name="gr1" draw:text-style-name="P2" draw:layer="layout" svg:width="7.337cm" svg:height="1.27cm" svg:x="0cm" svg:y="17.78cm">
          <text:p text:style-name="P1"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16.451cm" svg:height="7.695cm" svg:x="4.222cm" svg:y="4.583cm" presentation:class="title" presentation:user-transformed="true">
          <draw:text-box>
            <text:p text:style-name="P3"><text:span text:style-name="T2">Cop</text:span><text:span text:style-name="T2">yin</text:span><text:span text:style-name="T2">g</text:span><text:span text:style-name="T2"><text:line-break/></text:span><text:span text:style-name="T2">Con</text:span><text:span text:style-name="T2">ver</text:span><text:span text:style-name="T2">sio</text:span><text:span text:style-name="T2">ns</text:span><text:span text:style-name="T2"><text:line-break/></text:span><text:span text:style-name="T2">Frie</text:span><text:span text:style-name="T2">nds</text:span></text:p>
          </draw:text-box>
        </draw:frame>
        <draw:frame draw:name="כותרת משנה 3" draw:style-name="gr2" draw:text-style-name="P6" draw:layer="layout" svg:width="17.779cm" svg:height="4.444cm" svg:x="5.08cm" svg:y="13.336cm">
          <draw:text-box>
            <text:p text:style-name="P5"><text:span text:style-name="T3"/></text:p>
            <text:list text:style-name="L1">
              <text:list-item>
                <text:p text:style-name="P5"><text:span text:style-name="T3">Versi</text:span><text:span text:style-name="T3">on 1: </text:span><text:span text:style-name="T3">Dr. </text:span><text:span text:style-name="T3">Ofir </text:span><text:span text:style-name="T3">Pele</text:span></text:p>
              </text:list-item>
              <text:list-item>
                <text:p text:style-name="P5"><text:span text:style-name="T3">Versi</text:span><text:span text:style-name="T3">on 2: </text:span><text:span text:style-name="T3">Dr. </text:span><text:span text:style-name="T3">Erel </text:span><text:span text:style-name="T3">Segal</text:span><text:span text:style-name="T3">-</text:span><text:span text:style-name="T3">Halev</text:span><text:span text:style-name="T3">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" presentation:class="page"/>
          <draw:frame draw:name="מציין מיקום של הערות 2" presentation:style-name="pr2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כותרת_20_ותוכן_5f_" presentation:presentation-page-layout-name="AL2T11" xml:id="id2" draw:id="id2">
        <office:forms form:automatic-focus="false" form:apply-design-mode="false"/>
        <draw:frame presentation:style-name="pr3" draw:text-style-name="P9" draw:layer="layout" svg:width="23.706cm" svg:height="1.776cm" svg:x="0.847cm" svg:y="0.763cm" presentation:class="title" presentation:user-transformed="true">
          <draw:text-box>
            <text:p text:style-name="P8"><text:span text:style-name="T4">Shal</text:span><text:span text:style-name="T4">low </text:span><text:span text:style-name="T4">vs. </text:span><text:span text:style-name="T4">Dee</text:span><text:span text:style-name="T4">p </text:span><text:span text:style-name="T4">Cop</text:span><text:span text:style-name="T4">y</text:span><text:span text:style-name="T5"> </text:span><text:span text:style-name="T5">(folder </text:span><text:span text:style-name="T5">1)</text:span></text:p>
          </draw:text-box>
        </draw:frame>
        <draw:frame draw:style-name="gr4" draw:text-style-name="P10" draw:layer="layout" svg:width="9.652cm" svg:height="16.256cm" svg:x="0.762cm" svg:y="2.794cm">
          <draw:text-box>
            <text:p><text:span text:style-name="T6">class</text:span><text:span text:style-name="T7"> </text:span><text:span text:style-name="T7">IntList </text:span><text:span text:style-name="T7">{</text:span></text:p>
            <text:p><text:span text:style-name="T7"><text:s text:c="3"/></text:span><text:span text:style-name="T7">int* </text:span><text:span text:style-name="T7">p;</text:span></text:p>
            <text:p><text:span text:style-name="T6">public</text:span><text:span text:style-name="T7">:</text:span></text:p>
            <text:p><text:span text:style-name="T7"><text:s text:c="3"/></text:span><text:span text:style-name="T7">IntList(</text:span><text:span text:style-name="T7">uint n): </text:span></text:p>
            <text:p><text:span text:style-name="T7"><text:s text:c="6"/></text:span><text:span text:style-name="T7">p(</text:span><text:span text:style-name="T6">new</text:span><text:span text:style-name="T7"> </text:span><text:span text:style-name="T6">int</text:span><text:span text:style-name="T7">[n]) </text:span><text:span text:style-name="T7">{ <text:s/>}</text:span></text:p>
            <text:p><text:span text:style-name="T7"><text:s text:c="3"/></text:span><text:span text:style-name="T7">~IntLis</text:span><text:span text:style-name="T7">t() {</text:span></text:p>
            <text:p><text:span text:style-name="T7"><text:s text:c="6"/></text:span><text:span text:style-name="T6">delete</text:span><text:span text:style-name="T7">[</text:span><text:span text:style-name="T7">] p; <text:s/>}</text:span></text:p>
            <text:p><text:span text:style-name="T7">};</text:span></text:p>
            <text:p><text:span text:style-name="T7"/></text:p>
            <text:p><text:span text:style-name="T8">int</text:span><text:span text:style-name="T9"> </text:span><text:span text:style-name="T9">main() </text:span><text:span text:style-name="T9">{</text:span></text:p>
            <text:p><text:span text:style-name="T9"><text:s text:c="3"/></text:span><text:span text:style-name="T9">IntList </text:span><text:span text:style-name="T9">a(3);</text:span></text:p>
            <text:p><text:span text:style-name="T9"><text:s text:c="3"/></text:span><text:span text:style-name="T9">IntList </text:span><text:span text:style-name="T9">b=a;</text:span></text:p>
            <text:p><text:span text:style-name="T9"><text:s text:c="3"/></text:span><text:span text:style-name="T9">IntList </text:span><text:span text:style-name="T9">c(2);</text:span></text:p>
            <text:p><text:span text:style-name="T9">}</text:span></text:p>
          </draw:text-box>
        </draw:frame>
        <draw:frame draw:name="מציין מיקום של מספר שקופית 4" presentation:style-name="pr4" draw:text-style-name="P12" draw:layer="layout" svg:width="0.846cm" svg:height="0.846cm" svg:x="0.002cm" svg:y="18.682cm">
          <draw:text-box>
            <text:p text:style-name="P11"><text:span text:style-name="T10"><text:page-number>15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3"><text:span text:style-name="T11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3"><text:span text:style-name="T11">Heap</text:span></text:p>
              </table:table-cell>
              <table:table-cell table:style-name="ce1">
                <text:p text:style-name="P13"><text:span text:style-name="T12">`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3">a.p</text:span></text:p>
              </table:table-cell>
            </table:table-row>
            <table:table-row table:style-name="ro4">
              <table:table-cell table:style-name="ce3">
                <text:p><text:span text:style-name="T13">b.p</text:span></text:p>
                <text:p><text:span text:style-name="T13">c.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3">a.p[0]</text:span></text:p>
              </table:table-cell>
            </table:table-row>
            <table:table-row table:style-name="ro5">
              <table:table-cell table:style-name="ce3">
                <text:p><text:span text:style-name="T13">a.p[1]</text:span></text:p>
              </table:table-cell>
            </table:table-row>
            <table:table-row table:style-name="ro5">
              <table:table-cell table:style-name="ce3">
                <text:p><text:span text:style-name="T13">a.p[</text:span>2]</text:p>
              </table:table-cell>
            </table:table-row>
          </table:table>
          <draw:image xlink:href="Pictures/TablePreview3.svm" xlink:type="simple" xlink:show="embed" xlink:actuate="onLoad"/>
        </draw:frame>
        <draw:path draw:style-name="gr5" draw:text-style-name="P14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5" draw:text-style-name="P14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3">c.p[0]</text:span></text:p>
              </table:table-cell>
            </table:table-row>
            <table:table-row table:style-name="ro5">
              <table:table-cell table:style-name="ce3">
                <text:p><text:span text:style-name="T13">c.p[1]</text:span></text:p>
              </table:table-cell>
            </table:table-row>
          </table:table>
          <draw:image xlink:href="Pictures/TablePreview4.svm" xlink:type="simple" xlink:show="embed" xlink:actuate="onLoad"/>
        </draw:frame>
        <draw:path draw:style-name="gr6" draw:text-style-name="P14" draw:layer="layout" svg:width="4.761cm" svg:height="4.382cm" draw:transform="rotate (-1.5707963267949) translate (20.6912596395535cm 8.563cm)" svg:viewBox="0 0 4762 4383" svg:d="M0 6c551-22 1214-18 1539 577 271 497 554 992 722 1539 175 572 270 1181 625 1684 435 616 1205 410 1828 529l48 48">
          <text:p/>
        </draw:path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_5f_" presentation:presentation-page-layout-name="AL2T11" xml:id="id3" draw:id="id3">
        <office:forms form:automatic-focus="false" form:apply-design-mode="false"/>
        <draw:frame presentation:style-name="pr3" draw:text-style-name="P9" draw:layer="layout" svg:width="23.706cm" svg:height="1.776cm" svg:x="0.847cm" svg:y="0.763cm" presentation:class="title" presentation:user-transformed="true">
          <draw:text-box>
            <text:p text:style-name="P8"><text:span text:style-name="T4">Shal</text:span><text:span text:style-name="T4">low </text:span><text:span text:style-name="T4">vs. </text:span><text:span text:style-name="T4">Dee</text:span><text:span text:style-name="T4">p </text:span><text:span text:style-name="T4">Cop</text:span><text:span text:style-name="T4">y</text:span></text:p>
          </draw:text-box>
        </draw:frame>
        <draw:frame draw:style-name="gr4" draw:text-style-name="P10" draw:layer="layout" svg:width="9.652cm" svg:height="16.256cm" svg:x="0.762cm" svg:y="2.794cm">
          <draw:text-box>
            <text:p><text:span text:style-name="T6">class</text:span><text:span text:style-name="T7"> </text:span><text:span text:style-name="T7">IntList </text:span><text:span text:style-name="T7">{</text:span></text:p>
            <text:p><text:span text:style-name="T7"><text:s text:c="3"/></text:span><text:span text:style-name="T7">int* </text:span><text:span text:style-name="T7">p;</text:span></text:p>
            <text:p><text:span text:style-name="T6">public</text:span><text:span text:style-name="T7">:</text:span></text:p>
            <text:p><text:span text:style-name="T7"><text:s text:c="3"/></text:span><text:span text:style-name="T7">IntList(</text:span><text:span text:style-name="T7">uint n): </text:span></text:p>
            <text:p><text:span text:style-name="T7"><text:s text:c="6"/></text:span><text:span text:style-name="T7">p(</text:span><text:span text:style-name="T6">new</text:span><text:span text:style-name="T7"> </text:span><text:span text:style-name="T6">int</text:span><text:span text:style-name="T7">[n]) </text:span><text:span text:style-name="T7">{ <text:s/>}</text:span></text:p>
            <text:p><text:span text:style-name="T7"><text:s text:c="3"/></text:span><text:span text:style-name="T7">~IntLis</text:span><text:span text:style-name="T7">t() {</text:span></text:p>
            <text:p><text:span text:style-name="T7"><text:s text:c="6"/></text:span><text:span text:style-name="T6">delete</text:span><text:span text:style-name="T7">[</text:span><text:span text:style-name="T7">] p; <text:s/>}</text:span></text:p>
            <text:p><text:span text:style-name="T7">};</text:span></text:p>
            <text:p><text:span text:style-name="T7"/></text:p>
            <text:p><text:span text:style-name="T8">int</text:span><text:span text:style-name="T9"> </text:span><text:span text:style-name="T9">main() </text:span><text:span text:style-name="T9">{</text:span></text:p>
            <text:p><text:span text:style-name="T9"><text:s text:c="3"/></text:span><text:span text:style-name="T9">IntList </text:span><text:span text:style-name="T9">a(3);</text:span></text:p>
            <text:p><text:span text:style-name="T9"><text:s text:c="3"/></text:span><text:span text:style-name="T9">IntList </text:span><text:span text:style-name="T9">b=a;</text:span></text:p>
            <text:p><text:span text:style-name="T9"><text:s text:c="3"/></text:span><text:span text:style-name="T9">IntList </text:span><text:span text:style-name="T9">c(2); </text:span><text:span text:style-name="T9">c=a; </text:span></text:p>
            <text:p><text:span text:style-name="T9">}</text:span></text:p>
          </draw:text-box>
        </draw:frame>
        <draw:frame draw:name="מציין מיקום של מספר שקופית 4" presentation:style-name="pr4" draw:text-style-name="P12" draw:layer="layout" svg:width="0.846cm" svg:height="0.846cm" svg:x="0.002cm" svg:y="18.682cm">
          <draw:text-box>
            <text:p text:style-name="P11"><text:span text:style-name="T10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3"><text:span text:style-name="T11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3"><text:span text:style-name="T11">Heap</text:span></text:p>
              </table:table-cell>
              <table:table-cell table:style-name="ce1">
                <text:p text:style-name="P13"><text:span text:style-name="T12">`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3">a.p</text:span></text:p>
              </table:table-cell>
            </table:table-row>
            <table:table-row table:style-name="ro4">
              <table:table-cell table:style-name="ce3">
                <text:p><text:span text:style-name="T13">b.p</text:span></text:p>
                <text:p><text:span text:style-name="T13">c.p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3">a.p[0]</text:span></text:p>
              </table:table-cell>
            </table:table-row>
            <table:table-row table:style-name="ro5">
              <table:table-cell table:style-name="ce3">
                <text:p><text:span text:style-name="T13">a.p[1]</text:span></text:p>
              </table:table-cell>
            </table:table-row>
            <table:table-row table:style-name="ro5">
              <table:table-cell table:style-name="ce3">
                <text:p><text:span text:style-name="T13">a.p[</text:span>2]</text:p>
              </table:table-cell>
            </table:table-row>
          </table:table>
          <draw:image xlink:href="Pictures/TablePreview7.svm" xlink:type="simple" xlink:show="embed" xlink:actuate="onLoad"/>
        </draw:frame>
        <draw:path draw:style-name="gr5" draw:text-style-name="P14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5" draw:text-style-name="P14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3">c.p[0]</text:span></text:p>
              </table:table-cell>
            </table:table-row>
            <table:table-row table:style-name="ro5">
              <table:table-cell table:style-name="ce3">
                <text:p><text:span text:style-name="T13">c.p[1]</text:span></text:p>
              </table:table-cell>
            </table:table-row>
          </table:table>
          <draw:image xlink:href="Pictures/TablePreview8.svm" xlink:type="simple" xlink:show="embed" xlink:actuate="onLoad"/>
        </draw:frame>
        <draw:path draw:style-name="gr6" draw:text-style-name="P14" draw:layer="layout" svg:width="4.07cm" svg:height="2.862cm" draw:transform="rotate (-1.89455490303985) translate (23.4720530091771cm 9.46569023691944cm)" svg:viewBox="0 0 4071 2863" svg:d="M0 2837c542 106 1041-128 1505-352 590-284 991-854 1427-1341l365-427 456-457 318-260">
          <text:p/>
        </draw:path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3" draw:layer="layout" svg:width="14.848cm" svg:height="11.136cm" svg:x="3.075cm" svg:y="2.257cm" draw:page-number="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כותרת_20_ותוכן_5f_" presentation:presentation-page-layout-name="AL2T11" xml:id="id4" draw:id="id4">
        <office:forms form:automatic-focus="false" form:apply-design-mode="false"/>
        <draw:frame draw:style-name="gr7" draw:text-style-name="P16" draw:layer="layout" svg:width="23.368cm" svg:height="14.471cm" svg:x="1.016cm" svg:y="3.556cm">
          <draw:text-box>
            <text:p><text:span text:style-name="T14">An object is copied when:</text:span></text:p>
            <text:list text:style-name="L3">
              <text:list-item>
                <text:list>
                  <text:list-item>
                    <text:p><text:span text:style-name="T14">Constructing new object from existing</text:span></text:p>
                  </text:list-item>
                  <text:list-item>
                    <text:p><text:span text:style-name="T14">Passing parameter by value.</text:span></text:p>
                  </text:list-item>
                  <text:list-item>
                    <text:p><text:span text:style-name="T14">Returning by value.</text:span></text:p>
                  </text:list-item>
                  <text:list-item>
                    <text:p><text:span text:style-name="T14">Assigning existing to existing.</text:span></text:p>
                  </text:list-item>
                </text:list>
              </text:list-item>
            </text:list>
            <text:p><text:span text:style-name="T15">Cases 1-3 are handled by</text:span><text:span text:style-name="T15"><text:line-break/></text:span><text:span text:style-name="T15"> <text:s text:c="11"/></text:span><text:span text:style-name="T16">copy constructor</text:span><text:span text:style-name="T15">.</text:span></text:p>
            <text:p><text:span text:style-name="T15">Case 4 is handled by </text:span></text:p>
            <text:p><text:span text:style-name="T15"><text:s text:c="12"/></text:span><text:span text:style-name="T16">assignment operator</text:span><text:span text:style-name="T15">.</text:span></text:p>
            <text:p><text:span text:style-name="T15">By default, both do </text:span><text:span text:style-name="T16">shallow copy</text:span><text:span text:style-name="T15">.</text:span></text:p>
          </draw:text-box>
        </draw:frame>
        <draw:frame presentation:style-name="pr3" draw:text-style-name="P9" draw:layer="layout" svg:width="23.706cm" svg:height="1.776cm" svg:x="0.847cm" svg:y="0.763cm" presentation:class="title" presentation:user-transformed="true">
          <draw:text-box>
            <text:p text:style-name="P8"><text:span text:style-name="T4">Cop</text:span><text:span text:style-name="T4">ying</text:span></text:p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3" draw:layer="layout" svg:width="14.848cm" svg:height="11.136cm" svg:x="3.075cm" svg:y="2.257cm" draw:page-number="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it good for - 2" draw:style-name="dp1" draw:master-page-name="Default" xml:id="id5" draw:id="id5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17"><text:span text:style-name="T17">Rule </text:span><text:span text:style-name="T17">of </text:span><text:span text:style-name="T17">Thre</text:span><text:span text:style-name="T17">e</text:span></text:p>
          </draw:text-box>
        </draw:frame>
        <draw:frame draw:name="מציין מיקום טקסט 2" presentation:style-name="pr7" draw:text-style-name="P21" draw:layer="layout" svg:width="24.01cm" svg:height="12.381cm" svg:x="0.832cm" svg:y="3.642cm" presentation:class="outline" presentation:user-transformed="true">
          <draw:text-box>
            <text:list text:style-name="L4">
              <text:list-header>
                <text:p text:style-name="P18"><text:span text:style-name="T18"/></text:p>
              </text:list-header>
              <text:list-item>
                <text:p text:style-name="P18"><text:span text:style-name="T18">A rule of thumb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8">When you need to make a deep copy of an </text:span><text:span text:style-name="T18">object, you need to define all of thes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18">Copy constructor</text:span></text:p>
                      </text:list-item>
                      <text:list-item>
                        <text:p text:style-name="P19"><text:span text:style-name="T18">Destructor</text:span></text:p>
                      </text:list-item>
                      <text:list-item>
                        <text:p text:style-name="P19"><text:span text:style-name="T18">Operator =</text:span></text:p>
                      </text:list-item>
                    </text:list>
                  </text:list-item>
                  <text:list-item>
                    <text:p text:style-name="P18"><text:span text:style-name="T18">Or in other words:</text:span></text:p>
                  </text:list-item>
                </text:list>
              </text:list-item>
            </text:list>
            <text:p text:style-name="P20"><text:span text:style-name="T18">when you need one, you need all.</text:span></text:p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5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 skeleton for deep copy" draw:style-name="dp4" draw:master-page-name="Default">
        <office:forms form:automatic-focus="false" form:apply-design-mode="false"/>
        <draw:custom-shape draw:name="מלבן 1" draw:style-name="gr8" draw:text-style-name="P22" draw:layer="layout" svg:width="10.794cm" svg:height="7.619cm" svg:x="12.06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2" draw:style-name="gr9" draw:text-style-name="P23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17"><text:span text:style-name="T17">A </text:span><text:span text:style-name="T17">skel</text:span><text:span text:style-name="T17">eton </text:span><text:span text:style-name="T17">for </text:span><text:span text:style-name="T17">deep </text:span><text:span text:style-name="T17">copy</text:span></text:p>
          </draw:text-box>
        </draw:frame>
        <draw:custom-shape draw:name="מלבן 4" draw:style-name="gr10" draw:text-style-name="P24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9" draw:text-style-name="P27" draw:layer="layout" svg:width="23.749cm" svg:height="18.926cm" svg:x="0.635cm" svg:y="0.124cm" presentation:class="outline" presentation:user-transformed="true">
          <draw:text-box>
            <text:p text:style-name="P25"><text:span text:style-name="T18"/></text:p>
            <text:p text:style-name="P25"><text:span text:style-name="T18"/></text:p>
            <text:p text:style-name="P25"><text:span text:style-name="T19">// Copy constructor</text:span></text:p>
            <text:p text:style-name="P25"><text:span text:style-name="T20">A (const A&amp; other) : </text:span><text:span text:style-name="T21">init</text:span><text:span text:style-name="T20"> {</text:span></text:p>
            <text:p text:style-name="P26"><text:span text:style-name="T22">copy_other(other);</text:span></text:p>
            <text:p text:style-name="P25"><text:span text:style-name="T20">}</text:span></text:p>
            <text:p text:style-name="P25"><text:span text:style-name="T23"/></text:p>
            <text:p text:style-name="P25"><text:span text:style-name="T23"/></text:p>
            <text:p text:style-name="P25"><text:span text:style-name="T23"/></text:p>
            <text:p text:style-name="P25"><text:span text:style-name="T23"/></text:p>
            <text:p text:style-name="P25"><text:span text:style-name="T19">// </text:span><text:span text:style-name="T24">Operator = </text:span><text:span text:style-name="T25"><text:s/></text:span></text:p>
            <text:p text:style-name="P25"><text:span text:style-name="T20">A&amp; operator=(const A&amp; other) {</text:span></text:p>
            <text:p text:style-name="P26"><text:span text:style-name="T20">if (this!=&amp;other) { </text:span><text:span text:style-name="T24">// preventing problems in a=a</text:span></text:p>
            <text:p text:style-name="P26"><text:span text:style-name="T26"><text:s text:c="2"/></text:span><text:span text:style-name="T26">clear(); </text:span><text:span text:style-name="T21">init</text:span><text:span text:style-name="T26"> </text:span><text:span text:style-name="T27">// or recycle</text:span></text:p>
            <text:p text:style-name="P26"><text:span text:style-name="T22"><text:s text:c="2"/></text:span><text:span text:style-name="T22">copy_other(other);</text:span></text:p>
            <text:p text:style-name="P26"><text:span text:style-name="T20">} return *this; } </text:span><text:span text:style-name="T24">// allows a= b= c= …</text:span></text:p>
          </draw:text-box>
        </draw:frame>
        <draw:frame draw:name="מציין מיקום טקסט 6" presentation:style-name="pr10" draw:text-style-name="P21" draw:layer="layout" svg:width="8.4cm" svg:height="10.798cm" svg:x="12.3cm" svg:y="3.097cm" presentation:class="outline" presentation:user-transformed="true">
          <draw:text-box>
            <text:p text:style-name="P25"><text:span text:style-name="T24">// Destructor</text:span></text:p>
            <text:p text:style-name="P25"><text:span text:style-name="T20">~A() {</text:span></text:p>
            <text:p text:style-name="P26"><text:span text:style-name="T26">clear();</text:span></text:p>
            <text:p text:style-name="P25"><text:span text:style-name="T20">}</text:span></text:p>
            <text:p text:style-name="P25"><text:span text:style-name="T18"/></text:p>
            <text:p text:style-name="P25"><text:span text:style-name="T18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6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tBuffer example" draw:style-name="dp4" draw:master-page-name="Default">
        <office:forms form:automatic-focus="false" form:apply-design-mode="false"/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17"><text:span text:style-name="T17">IntB</text:span><text:span text:style-name="T17">uffer </text:span><text:span text:style-name="T17">exa</text:span><text:span text:style-name="T17">mple </text:span><text:span text:style-name="T28">(folder </text:span><text:span text:style-name="T28">2)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7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++-11 Move ctor and assignment&#10;" draw:style-name="dp5" draw:master-page-name="Default">
        <office:forms form:automatic-focus="false" form:apply-design-mode="false"/>
        <draw:custom-shape draw:name="מלבן 2" draw:style-name="gr9" draw:text-style-name="P23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005cm" presentation:class="title" presentation:user-transformed="true">
          <draw:text-box>
            <text:p text:style-name="P17"><text:span text:style-name="T17">C++-</text:span><text:span text:style-name="T17">11 </text:span><text:span text:style-name="T17">Mov</text:span><text:span text:style-name="T17">e </text:span><text:span text:style-name="T17">ctor </text:span><text:span text:style-name="T17">and </text:span><text:span text:style-name="T17">assi</text:span><text:span text:style-name="T17">gnm</text:span><text:span text:style-name="T17">ent</text:span><text:span text:style-name="T17"><text:line-break/></text:span><text:span text:style-name="T17"/></text:p>
          </draw:text-box>
        </draw:frame>
        <draw:custom-shape draw:name="מלבן 4" draw:style-name="gr10" draw:text-style-name="P24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1" draw:text-style-name="P21" draw:layer="layout" svg:width="24.065cm" svg:height="15.859cm" svg:x="0.635cm" svg:y="3.175cm" presentation:class="outline" presentation:user-transformed="true">
          <draw:text-box>
            <text:p text:style-name="P25"><text:span text:style-name="T19">// Move constructor</text:span></text:p>
            <text:p text:style-name="P25"><text:span text:style-name="T20">A (const A&amp;&amp; other) {</text:span></text:p>
            <text:p text:style-name="P25"><text:span text:style-name="T20"><text:tab/></text:span><text:span text:style-name="T20"><text:tab/></text:span><text:span text:style-name="T20"><text:tab/></text:span><text:span text:style-name="T20">?</text:span></text:p>
            <text:p text:style-name="P25"><text:span text:style-name="T20">}</text:span></text:p>
            <text:p text:style-name="P25"><text:span text:style-name="T23"/></text:p>
            <text:p text:style-name="P25"><text:span text:style-name="T23"/></text:p>
            <text:p text:style-name="P25"><text:span text:style-name="T19"/></text:p>
            <text:p text:style-name="P25"><text:span text:style-name="T19">// Move o</text:span><text:span text:style-name="T24">perator = </text:span><text:span text:style-name="T25"><text:s/></text:span></text:p>
            <text:p text:style-name="P25"><text:span text:style-name="T20">A&amp; operator=(const A&amp;&amp; other) {</text:span></text:p>
            <text:p text:style-name="P26"><text:span text:style-name="T20"><text:s text:c="7"/></text:span><text:span text:style-name="T20">?</text:span></text:p>
            <text:p text:style-name="P26"><text:span text:style-name="T20">}</text:span></text:p>
            <text:p text:style-name="P25"><text:span text:style-name="T29">http://www.cprogramming.com/c++11/rvalue-</text:span><text:span text:style-name="T29">references-and-move-semantics-in-c++11.html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8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 xml:id="id6" draw:id="id6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4" draw:layer="layout" svg:width="21.478cm" svg:height="4.573cm" svg:x="1.899cm" svg:y="0.545cm" presentation:class="title" presentation:user-transformed="true">
          <draw:text-box>
            <text:p text:style-name="P17"><text:span text:style-name="T17">Con</text:span><text:span text:style-name="T17">versi</text:span><text:span text:style-name="T17">ons </text:span><text:span text:style-name="T17">of </text:span><text:span text:style-name="T17">type</text:span><text:span text:style-name="T17">s is </text:span><text:span text:style-name="T17">done </text:span><text:span text:style-name="T17">in </text:span><text:span text:style-name="T17">two </text:span><text:span text:style-name="T17">case</text:span><text:span text:style-name="T17">s:</text:span><text:span text:style-name="T17"><text:line-break/></text:span><text:span text:style-name="T17"/></text:p>
          </draw:text-box>
        </draw:frame>
        <draw:frame draw:name="מציין מיקום טקסט 2" presentation:style-name="pr13" draw:text-style-name="P21" draw:layer="layout" svg:width="24.01cm" svg:height="15.006cm" svg:x="-0.101cm" svg:y="3.642cm" presentation:class="outline" presentation:user-transformed="true">
          <draw:text-box>
            <text:p text:style-name="P29"><text:span text:style-name="T18"/></text:p>
            <text:list text:style-name="L8">
              <text:list-item>
                <text:list>
                  <text:list-item>
                    <text:p text:style-name="P18"><text:span text:style-name="T18">Explicit casting (we'll learn more about it in next </text:span><text:span text:style-name="T18">lessons)</text:span></text:p>
                  </text:list-item>
                  <text:list-item>
                    <text:p text:style-name="P18"><text:span text:style-name="T18">When a function gets </text:span><text:span text:style-name="T31">X</text:span><text:span text:style-name="T18"> type while it was </text:span><text:span text:style-name="T18">expecting to get </text:span><text:span text:style-name="T32">Y</text:span><text:span text:style-name="T18"> type, and there is a casting </text:span><text:span text:style-name="T18">from </text:span><text:span text:style-name="T31">X </text:span><text:span text:style-name="T18">to</text:span><text:span text:style-name="T31"> </text:span><text:span text:style-name="T32">Y</text:span><text:span text:style-name="T18">:</text:span></text:p>
                  </text:list-item>
                </text:list>
              </text:list-item>
            </text:list>
            <text:p><text:span text:style-name="T18"/></text:p>
            <text:p text:style-name="P20"><text:span text:style-name="T18"><text:tab/></text:span><text:span text:style-name="T18">void foo(</text:span><text:span text:style-name="T32">Y y</text:span><text:span text:style-name="T18">)</text:span></text:p>
            <text:p text:style-name="P20"><text:span text:style-name="T18"><text:tab/></text:span><text:span text:style-name="T18">...</text:span></text:p>
            <text:p text:style-name="P20"><text:span text:style-name="T31"><text:tab/></text:span><text:span text:style-name="T31">X x</text:span><text:span text:style-name="T18">;</text:span></text:p>
            <text:p text:style-name="P20"><text:span text:style-name="T18"><text:tab/></text:span><text:span text:style-name="T18">foo(x); // a conversion from </text:span><text:span text:style-name="T31">X </text:span><text:span text:style-name="T18">to</text:span><text:span text:style-name="T31"> </text:span><text:span text:style-name="T32">Y</text:span><text:span text:style-name="T18"> is done</text:span></text:p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9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danger: &#10;&#9;unexpected behavior&#10; " draw:style-name="dp1" draw:master-page-name="Default" xml:id="id7" draw:id="id7">
        <office:forms form:automatic-focus="false" form:apply-design-mode="false"/>
        <draw:custom-shape draw:name="מציין מיקום של מספר שקופית 2" draw:style-name="gr12" draw:text-style-name="P30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4" draw:layer="layout" svg:width="26.002cm" svg:height="4.573cm" svg:x="0.699cm" svg:y="0.545cm" presentation:class="title" presentation:user-transformed="true">
          <draw:text-box>
            <text:p text:style-name="P17"><text:span text:style-name="T17">Con</text:span><text:span text:style-name="T17">versi</text:span><text:span text:style-name="T17">ons </text:span><text:span text:style-name="T17">dang</text:span><text:span text:style-name="T17">er: </text:span><text:span text:style-name="T17"><text:line-break/></text:span><text:span text:style-name="T17"><text:tab/></text:span><text:span text:style-name="T17">unex</text:span><text:span text:style-name="T17">pect</text:span><text:span text:style-name="T17">ed </text:span><text:span text:style-name="T17">beha</text:span><text:span text:style-name="T17">vior</text:span><text:span text:style-name="T17"><text:line-break/></text:span><text:span text:style-name="T17"> </text:span></text:p>
          </draw:text-box>
        </draw:frame>
        <draw:frame draw:name="מציין מיקום טקסט 2" presentation:style-name="pr14" draw:text-style-name="P21" draw:layer="layout" svg:width="24.01cm" svg:height="15.579cm" svg:x="0.832cm" svg:y="3.642cm" presentation:class="outline" presentation:user-transformed="true">
          <draw:text-box>
            <text:p text:style-name="P25"><text:span text:style-name="T18"/></text:p>
            <text:p text:style-name="P29"><text:span text:style-name="T33">Vector</text:span><text:span text:style-name="T34">(</text:span><text:span text:style-name="T35">size_t length</text:span><text:span text:style-name="T34">) // ctor</text:span></text:p>
            <text:p text:style-name="P25"><text:span text:style-name="T34">…</text:span></text:p>
            <text:p text:style-name="P29"><text:span text:style-name="T34">void sum(</text:span><text:span text:style-name="T33">const Vector&amp; v</text:span><text:span text:style-name="T34">) // function</text:span></text:p>
            <text:p text:style-name="P29"><text:span text:style-name="T34">...</text:span></text:p>
            <text:p text:style-name="P29"><text:span text:style-name="T34">sum(</text:span><text:span text:style-name="T35">3</text:span><text:span text:style-name="T34">);</text:span><text:span text:style-name="T31"> </text:span><text:span text:style-name="T36">// Equivalent to: </text:span><text:span text:style-name="T34">foo(Vector</text:span><text:span text:style-name="T33">(</text:span><text:span text:style-name="T35">3</text:span><text:span text:style-name="T33">)</text:span><text:span text:style-name="T34">)</text:span></text:p>
            <text:p text:style-name="P29"><text:span text:style-name="T36">// Did the user really wanted this?</text:span></text:p>
            <text:p text:style-name="P25"><text:span text:style-name="T34"/></text:p>
            <text:p text:style-name="P29"><text:span text:style-name="T37">The Vector and the size_t objects are not </text:span><text:span text:style-name="T37">logically the same objects!</text:span></text:p>
            <text:p text:style-name="P25"><text:span text:style-name="T18"/></text:p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0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 example (conv.cpp)" draw:style-name="dp1" draw:master-page-name="Default" xml:id="id8" draw:id="id8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5" draw:text-style-name="P4" draw:layer="layout" svg:width="21.478cm" svg:height="2.925cm" svg:x="3.364cm" svg:y="0.547cm" presentation:class="title" presentation:user-transformed="true">
          <draw:text-box>
            <text:p text:style-name="P17"><text:span text:style-name="T17">Con</text:span><text:span text:style-name="T17">versi</text:span><text:span text:style-name="T17">on </text:span><text:span text:style-name="T17">exa</text:span><text:span text:style-name="T17">mple </text:span><text:span text:style-name="T38">(folder </text:span><text:span text:style-name="T38">4)</text:span></text:p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1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User defined conversion" draw:style-name="dp1" draw:master-page-name="Default" xml:id="id9" draw:id="id9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17"><text:span text:style-name="T17">User </text:span><text:span text:style-name="T17">defin</text:span><text:span text:style-name="T17">ed </text:span><text:span text:style-name="T17">conv</text:span><text:span text:style-name="T17">ersio</text:span><text:span text:style-name="T17">n</text:span><text:span text:style-name="T38"> </text:span><text:span text:style-name="T38">(folder</text:span><text:span text:style-name="T38">s 5,6)</text:span></text:p>
          </draw:text-box>
        </draw:frame>
        <draw:frame draw:name="מציין מיקום טקסט 2" presentation:style-name="pr16" draw:text-style-name="P21" draw:layer="layout" svg:width="24.01cm" svg:height="16.916cm" svg:x="0.754cm" svg:y="3.131cm" presentation:class="outline" presentation:user-transformed="true">
          <draw:text-box>
            <text:p text:style-name="P25"><text:span text:style-name="T18">class Fraction {</text:span></text:p>
            <text:p text:style-name="P26"><text:span text:style-name="T18">...</text:span></text:p>
            <text:p text:style-name="P26"><text:span text:style-name="T32">// double --&gt; Fraction conversion</text:span></text:p>
            <text:p text:style-name="P26"><text:span text:style-name="T32">Fraction (const double&amp; d) {</text:span></text:p>
            <text:p text:style-name="P31"><text:span text:style-name="T32">...</text:span></text:p>
            <text:p text:style-name="P26"><text:span text:style-name="T32">}</text:span></text:p>
            <text:p text:style-name="P26"><text:span text:style-name="T18">...</text:span></text:p>
            <text:p text:style-name="P26"><text:span text:style-name="T31">// Fraction --&gt; double conversion</text:span></text:p>
            <text:p text:style-name="P26"><text:span text:style-name="T31">operator double() const {</text:span></text:p>
            <text:p text:style-name="P31"><text:span text:style-name="T31">...</text:span></text:p>
            <text:p text:style-name="P26"><text:span text:style-name="T31">}</text:span></text:p>
            <text:p text:style-name="P26"><text:span text:style-name="T18">...</text:span></text:p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2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xml:id="id10" draw:id="id10">
        <office:forms form:automatic-focus="false" form:apply-design-mode="false"/>
        <draw:frame draw:name="כותרת 1" presentation:style-name="pr17" draw:text-style-name="P32" draw:layer="layout" svg:width="23.318cm" svg:height="4.149cm" svg:x="1.524cm" svg:y="6.773cm" presentation:class="title" presentation:user-transformed="true">
          <draw:text-box>
            <text:p text:style-name="P17"><text:span text:style-name="T17">Oper</text:span><text:span text:style-name="T17">ator </text:span><text:span text:style-name="T17">Suffi</text:span><text:span text:style-name="T17">x </text:span><text:span text:style-name="T39">(folder </text:span><text:span text:style-name="T39">8)</text:span><text:span text:style-name="T39"><text:line-break/></text:span><text:span text:style-name="T39"><text:line-break/></text:span><text:span text:style-name="T17">Oper</text:span><text:span text:style-name="T17">ator </text:span><text:span text:style-name="T17">Com</text:span><text:span text:style-name="T17">ma </text:span><text:span text:style-name="T39">(folder </text:span><text:span text:style-name="T39">9)</text:span></text:p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0cm" svg:height="0cm" svg:x="0.004cm" svg:y="0cm" draw:page-number="13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" draw:style-name="dp1" draw:master-page-name="Default" xml:id="id11" draw:id="id11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8" draw:text-style-name="P4" draw:layer="layout" svg:width="21.478cm" svg:height="3.181cm" svg:x="1.905cm" svg:y="6.348cm" presentation:class="title" presentation:user-transformed="true">
          <draw:text-box>
            <text:p text:style-name="P3"><text:span text:style-name="T17">frien</text:span><text:span text:style-name="T17">d</text:span></text:p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4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" draw:style-name="dp1" draw:master-page-name="Default" xml:id="id12" draw:id="id12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19" draw:text-style-name="P21" draw:layer="layout" svg:width="24.349cm" svg:height="13.426cm" svg:x="0.832cm" svg:y="3.184cm" presentation:class="outline" presentation:user-transformed="true">
          <draw:text-box>
            <text:p text:style-name="P33"><text:span text:style-name="T18"/></text:p>
            <text:p text:style-name="P33"><text:span text:style-name="T18">Friend function in a class:</text:span></text:p>
            <text:list text:style-name="L9">
              <text:list-item>
                <text:list>
                  <text:list-item>
                    <text:p text:style-name="P34"><text:span text:style-name="T18">Not a method of the class</text:span></text:p>
                  </text:list-item>
                  <text:list-item>
                    <text:p text:style-name="P34"><text:span text:style-name="T18">Have access to the class’s private and protected </text:span></text:p>
                  </text:list-item>
                </text:list>
              </text:list-item>
            </text:list>
            <text:p text:style-name="P35"><text:span text:style-name="T18">data members</text:span></text:p>
            <text:list text:continue-numbering="true" text:style-name="L9">
              <text:list-item>
                <text:list>
                  <text:list-item>
                    <text:p text:style-name="P34"><text:span text:style-name="T18">Defined inside the class scope</text:span></text:p>
                  </text:list-item>
                </text:list>
              </text:list-item>
            </text:list>
            <text:p text:style-name="P29"><text:span text:style-name="T18"/></text:p>
            <text:p text:style-name="P29"><text:span text:style-name="T18">Used properly does not break encapsulation</text:span></text:p>
            <text:p text:style-name="P36"><text:span text:style-name="T18"/></text:p>
            <text:p text:style-name="P36"><text:span text:style-name="T40"/></text:p>
          </draw:text-box>
        </draw:frame>
        <draw:frame draw:name="כותרת 2" presentation:style-name="pr20" draw:text-style-name="P4" draw:layer="layout" svg:width="24.842cm" svg:height="3.427cm" svg:x="0cm" svg:y="0.296cm" presentation:class="title" presentation:user-transformed="true">
          <draw:text-box>
            <text:p text:style-name="P3"><text:span text:style-name="T17">f</text:span><text:span text:style-name="T17">r</text:span><text:span text:style-name="T17">i</text:span><text:span text:style-name="T17">e</text:span><text:span text:style-name="T17">n</text:span><text:span text:style-name="T17">d</text:span><text:span text:style-name="T17"> </text:span><text:span text:style-name="T17">f</text:span><text:span text:style-name="T17">u</text:span><text:span text:style-name="T17">n</text:span><text:span text:style-name="T17">c</text:span><text:span text:style-name="T17">t</text:span><text:span text:style-name="T17">i</text:span><text:span text:style-name="T17">o</text:span><text:span text:style-name="T17">n</text:span><text:span text:style-name="T17">s</text:span></text:p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5" presentation:class="page"/>
          <draw:frame draw:name="מציין מיקום של הערות 2" presentation:style-name="pr8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 example:&#10;Complex revisited" draw:style-name="dp1" draw:master-page-name="Default" xml:id="id13" draw:id="id13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1" draw:text-style-name="P4" draw:layer="layout" svg:width="16.108cm" svg:height="3.427cm" svg:x="1.499cm" svg:y="0.673cm" presentation:class="title" presentation:user-transformed="true">
          <draw:text-box>
            <text:p text:style-name="P17"><text:span text:style-name="T17">frien</text:span><text:span text:style-name="T17">d </text:span><text:span text:style-name="T17">funct</text:span><text:span text:style-name="T17">ions </text:span><text:span text:style-name="T17">exa</text:span><text:span text:style-name="T17">mple</text:span><text:span text:style-name="T17">:</text:span><text:span text:style-name="T17"><text:line-break/></text:span><text:span text:style-name="T17">Com</text:span><text:span text:style-name="T17">plex </text:span><text:span text:style-name="T17">revis</text:span><text:span text:style-name="T17">ited</text:span></text:p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6" presentation:class="page"/>
          <draw:frame draw:name="מציין מיקום של הערות 2" presentation:style-name="pr8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lide22" draw:style-name="dp1" draw:master-page-name="Default" xml:id="id14" draw:id="id14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2" draw:text-style-name="P21" draw:layer="layout" svg:width="22.505cm" svg:height="11.044cm" svg:x="0.899cm" svg:y="3.924cm" presentation:class="outline" presentation:user-transformed="true">
          <draw:text-box>
            <text:list text:style-name="L10">
              <text:list-item>
                <text:list>
                  <text:list-item>
                    <text:p text:style-name="P37"><text:span text:style-name="T18">A class can allow other classes to access its </text:span></text:p>
                  </text:list-item>
                </text:list>
              </text:list-item>
            </text:list>
            <text:p text:style-name="P38"><text:span text:style-name="T18">private data members</text:span></text:p>
            <text:list text:continue-numbering="true" text:style-name="L10">
              <text:list-item>
                <text:list>
                  <text:list-item>
                    <text:p text:style-name="P37"><text:span text:style-name="T41">QUESTION: Is the friendship link one-sided or </text:span><text:span text:style-name="T41">two-sided? I.e:</text:span></text:p>
                    <text:list>
                      <text:list-item>
                        <text:p><text:span text:style-name="T41">Suppose class A is a friend of class B.</text:span></text:p>
                      </text:list-item>
                      <text:list-item>
                        <text:p><text:span text:style-name="T41">Does it mean that class B is a friend of A?</text:span></text:p>
                      </text:list-item>
                    </text:list>
                  </text:list-item>
                </text:list>
              </text:list-item>
            </text:list>
            <text:p text:style-name="P36"><text:span text:style-name="T42"/></text:p>
          </draw:text-box>
        </draw:frame>
        <draw:custom-shape draw:name="כותרת 2" draw:style-name="gr13" draw:text-style-name="P4" draw:layer="layout" svg:width="8.976cm" svg:height="1.772cm" svg:x="3.403cm" svg:y="1.123cm">
          <text:p text:style-name="P39"><text:span text:style-name="T17">f</text:span><text:span text:style-name="T17">r</text:span><text:span text:style-name="T17">i</text:span><text:span text:style-name="T17">e</text:span><text:span text:style-name="T17">n</text:span><text:span text:style-name="T17">d </text:span><text:span text:style-name="T17">c</text:span><text:span text:style-name="T17">l</text:span><text:span text:style-name="T17">a</text:span><text:span text:style-name="T17">s</text:span><text:span text:style-name="T17">s</text:span><text:span text:style-name="T17">e</text:span><text:span text:style-name="T17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7" presentation:class="page"/>
          <draw:frame draw:name="מציין מיקום של הערות 2" presentation:style-name="pr8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classes - example" draw:style-name="dp1" draw:master-page-name="Default" xml:id="id15" draw:id="id15">
        <office:forms form:automatic-focus="false" form:apply-design-mode="false"/>
        <draw:custom-shape draw:name="מציין מיקום של מספר שקופית 2" draw:style-name="gr11" draw:text-style-name="P2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3" draw:text-style-name="P21" draw:layer="layout" svg:width="24.01cm" svg:height="15.703cm" svg:x="0.832cm" svg:y="3.184cm" presentation:class="outline" presentation:user-transformed="true">
          <draw:text-box>
            <text:p text:style-name="P40"><text:span text:style-name="T43"><text:s/></text:span><text:span text:style-name="T44">class IntTree {</text:span></text:p>
            <text:p text:style-name="P36"><text:span text:style-name="T44"><text:tab/></text:span><text:span text:style-name="T44">…</text:span></text:p>
            <text:p text:style-name="P36"><text:span text:style-name="T44"><text:tab/></text:span><text:span text:style-name="T45">friend</text:span><text:span text:style-name="T44"> class IntTreeIterator;</text:span></text:p>
            <text:p text:style-name="P25"><text:span text:style-name="T44">};</text:span></text:p>
            <text:p text:style-name="P36"><text:span text:style-name="T46"/></text:p>
            <text:p text:style-name="P36"><text:span text:style-name="T46"/></text:p>
            <text:p text:style-name="P25"><text:span text:style-name="T47">// TreeIterator can access Tree's data members</text:span></text:p>
            <text:p text:style-name="P25"><text:span text:style-name="T44">IntTreeIterator&amp; IntTreeIterator::operator++() </text:span><text:span text:style-name="T48">{</text:span></text:p>
            <text:p text:style-name="P36"><text:span text:style-name="T48"><text:s text:c="4"/></text:span><text:span text:style-name="T48">...</text:span></text:p>
            <text:p text:style-name="P36"><text:span text:style-name="T44"><text:tab/></text:span><text:span text:style-name="T44">return *this;</text:span></text:p>
            <text:p text:style-name="P25"><text:span text:style-name="T44">}</text:span></text:p>
          </draw:text-box>
        </draw:frame>
        <draw:frame draw:name="כותרת 2" presentation:style-name="pr21" draw:text-style-name="P4" draw:layer="layout" svg:width="15.325cm" svg:height="3.427cm" svg:x="3.364cm" svg:y="0.296cm" presentation:class="title" presentation:user-transformed="true">
          <draw:text-box>
            <text:p text:style-name="P17"><text:span text:style-name="T17">frien</text:span><text:span text:style-name="T17">d </text:span><text:span text:style-name="T17">clas</text:span><text:span text:style-name="T17">ses - </text:span><text:span text:style-name="T17">exa</text:span><text:span text:style-name="T17">mple</text:span></text:p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8" presentation:class="page"/>
          <draw:frame draw:name="מציין מיקום של הערות 2" presentation:style-name="pr8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15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</text:span><text:span text:style-name="MT4">ח</text:span><text:span text:style-name="MT4">ץ</text:span><text:span text:style-name="MT4">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</text:span><text:span text:style-name="MT4"> </text:span><text:span text:style-name="MT4">ס</text:span><text:span text:style-name="MT4">ג</text:span><text:span text:style-name="MT4">נ</text:span><text:span text:style-name="MT4">ו</text:span><text:span text:style-name="MT4">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</text:span><text:span text:style-name="MT4">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</text:span><text:span text:style-name="MT5">לערוך סגנונות טקסט של 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15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</text:span><text:span text:style-name="MT6">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15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</text:span><text:span text:style-name="MT8">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729</meta:editing-cycles>
    <meta:print-date>2006-12-12T13:43:12</meta:print-date>
    <meta:creation-date>2002-10-18T11:19:22</meta:creation-date>
    <dc:date>2018-04-24T12:41:06.925406927</dc:date>
    <meta:editing-duration>P3DT5H38M17S</meta:editing-duration>
    <meta:generator>LibreOffice/5.1.6.2$Linux_X86_64 LibreOffice_project/10m0$Build-2</meta:generator>
    <meta:document-statistic meta:object-count="14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